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21702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9584" calcext:value-type="float">
            <text:p>56.8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702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69" calcext:value-type="float">
            <text:p>56.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702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1736" calcext:value-type="float">
            <text:p>56.5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702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8208" calcext:value-type="float">
            <text:p>56.5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702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8104" calcext:value-type="float">
            <text:p>56.4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702</text:p>
          </table:table-cell>
          <table:table-cell office:value-type="string" calcext:value-type="string">
            <text:p>2020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5664" calcext:value-type="float">
            <text:p>55.9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702</text:p>
          </table:table-cell>
          <table:table-cell office:value-type="string" calcext:value-type="string">
            <text:p>201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8168" calcext:value-type="float">
            <text:p>56.2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702</text:p>
          </table:table-cell>
          <table:table-cell office:value-type="string" calcext:value-type="string">
            <text:p>201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608" calcext:value-type="float">
            <text:p>56.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702</text:p>
          </table:table-cell>
          <table:table-cell office:value-type="string" calcext:value-type="string">
            <text:p>2016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1448" calcext:value-type="float">
            <text:p>55.7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702</text:p>
          </table:table-cell>
          <table:table-cell office:value-type="string" calcext:value-type="string">
            <text:p>2015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4184" calcext:value-type="float">
            <text:p>55.5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702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6168" calcext:value-type="float">
            <text:p>55.4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702</text:p>
          </table:table-cell>
          <table:table-cell office:value-type="string" calcext:value-type="string">
            <text:p>201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54856" calcext:value-type="float">
            <text:p>54.8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702</text:p>
          </table:table-cell>
          <table:table-cell office:value-type="string" calcext:value-type="string">
            <text:p>201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2" calcext:value-type="float">
            <text:p>54.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702</text:p>
          </table:table-cell>
          <table:table-cell office:value-type="string" calcext:value-type="string">
            <text:p>201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4944" calcext:value-type="float">
            <text:p>54.0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702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4888" calcext:value-type="float">
            <text:p>52.8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702</text:p>
          </table:table-cell>
          <table:table-cell office:value-type="string" calcext:value-type="string">
            <text:p>201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5432" calcext:value-type="float">
            <text:p>52.6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702</text:p>
          </table:table-cell>
          <table:table-cell office:value-type="string" calcext:value-type="string">
            <text:p>200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57376" calcext:value-type="float">
            <text:p>52.1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702</text:p>
          </table:table-cell>
          <table:table-cell office:value-type="string" calcext:value-type="string">
            <text:p>200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95832" calcext:value-type="float">
            <text:p>51.9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702</text:p>
          </table:table-cell>
          <table:table-cell office:value-type="string" calcext:value-type="string">
            <text:p>2007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984" calcext:value-type="float">
            <text:p>52.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702</text:p>
          </table:table-cell>
          <table:table-cell office:value-type="string" calcext:value-type="string">
            <text:p>200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4836" calcext:value-type="float">
            <text:p>51.6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702</text:p>
          </table:table-cell>
          <table:table-cell office:value-type="string" calcext:value-type="string">
            <text:p>200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94208" calcext:value-type="float">
            <text:p>51.1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702</text:p>
          </table:table-cell>
          <table:table-cell office:value-type="string" calcext:value-type="string">
            <text:p>200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41808" calcext:value-type="float">
            <text:p>51.0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702</text:p>
          </table:table-cell>
          <table:table-cell office:value-type="string" calcext:value-type="string">
            <text:p>200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5108" calcext:value-type="float">
            <text:p>50.5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702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6716" calcext:value-type="float">
            <text:p>49.6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702</text:p>
          </table:table-cell>
          <table:table-cell office:value-type="string" calcext:value-type="string">
            <text:p>200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808" calcext:value-type="float">
            <text:p>49.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702</text:p>
          </table:table-cell>
          <table:table-cell office:value-type="string" calcext:value-type="string">
            <text:p>200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57104" calcext:value-type="float">
            <text:p>48.4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702</text:p>
          </table:table-cell>
          <table:table-cell office:value-type="string" calcext:value-type="string">
            <text:p>199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32" calcext:value-type="float">
            <text:p>48.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702</text:p>
          </table:table-cell>
          <table:table-cell office:value-type="string" calcext:value-type="string">
            <text:p>199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4728" calcext:value-type="float">
            <text:p>47.7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702</text:p>
          </table:table-cell>
          <table:table-cell office:value-type="string" calcext:value-type="string">
            <text:p>199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0408" calcext:value-type="float">
            <text:p>47.4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702</text:p>
          </table:table-cell>
          <table:table-cell office:value-type="string" calcext:value-type="string">
            <text:p>1996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0744" calcext:value-type="float">
            <text:p>47.1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702</text:p>
          </table:table-cell>
          <table:table-cell office:value-type="string" calcext:value-type="string">
            <text:p>199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5648" calcext:value-type="float">
            <text:p>47.4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702</text:p>
          </table:table-cell>
          <table:table-cell office:value-type="string" calcext:value-type="string">
            <text:p>199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6472" calcext:value-type="float">
            <text:p>45.6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702</text:p>
          </table:table-cell>
          <table:table-cell office:value-type="string" calcext:value-type="string">
            <text:p>199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232" calcext:value-type="float">
            <text:p>45.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702</text:p>
          </table:table-cell>
          <table:table-cell office:value-type="string" calcext:value-type="string">
            <text:p>199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996" calcext:value-type="float">
            <text:p>45.3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702</text:p>
          </table:table-cell>
          <table:table-cell office:value-type="string" calcext:value-type="string">
            <text:p>199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6288" calcext:value-type="float">
            <text:p>44.9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702</text:p>
          </table:table-cell>
          <table:table-cell office:value-type="string" calcext:value-type="string">
            <text:p>199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8064" calcext:value-type="float">
            <text:p>44.7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702</text:p>
          </table:table-cell>
          <table:table-cell office:value-type="string" calcext:value-type="string">
            <text:p>198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8456" calcext:value-type="float">
            <text:p>45.5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702</text:p>
          </table:table-cell>
          <table:table-cell office:value-type="string" calcext:value-type="string">
            <text:p>198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68312" calcext:value-type="float">
            <text:p>45.1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702</text:p>
          </table:table-cell>
          <table:table-cell office:value-type="string" calcext:value-type="string">
            <text:p>198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1024" calcext:value-type="float">
            <text:p>45.5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702</text:p>
          </table:table-cell>
          <table:table-cell office:value-type="string" calcext:value-type="string">
            <text:p>198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336" calcext:value-type="float">
            <text:p>45.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702</text:p>
          </table:table-cell>
          <table:table-cell office:value-type="string" calcext:value-type="string">
            <text:p>198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576" calcext:value-type="float">
            <text:p>46.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702</text:p>
          </table:table-cell>
          <table:table-cell office:value-type="string" calcext:value-type="string">
            <text:p>198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2464" calcext:value-type="float">
            <text:p>45.6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702</text:p>
          </table:table-cell>
          <table:table-cell office:value-type="string" calcext:value-type="string">
            <text:p>198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6744" calcext:value-type="float">
            <text:p>45.5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702</text:p>
          </table:table-cell>
          <table:table-cell office:value-type="string" calcext:value-type="string">
            <text:p>198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4904" calcext:value-type="float">
            <text:p>46.0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702</text:p>
          </table:table-cell>
          <table:table-cell office:value-type="string" calcext:value-type="string">
            <text:p>198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1584" calcext:value-type="float">
            <text:p>46.2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702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3424" calcext:value-type="float">
            <text:p>45.6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702</text:p>
          </table:table-cell>
          <table:table-cell office:value-type="string" calcext:value-type="string">
            <text:p>1979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3424" calcext:value-type="float">
            <text:p>45.6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702</text:p>
          </table:table-cell>
          <table:table-cell office:value-type="string" calcext:value-type="string">
            <text:p>1979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4384" calcext:value-type="float">
            <text:p>45.7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